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26E00000324F39F665F60CC0C6D.png" manifest:media-type="image/png"/>
  <manifest:file-entry manifest:full-path="Pictures/1000986C0000547000006D3EF30AD1582D5B87CA.svg" manifest:media-type="image/svg+xml"/>
  <manifest:file-entry manifest:full-path="Pictures/100098730000547000006D3E12C417CE8E449AAA.svg" manifest:media-type="image/svg+xml"/>
  <manifest:file-entry manifest:full-path="Pictures/100002010000026E000003249CA4A4E216389CB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29cm" svg:height="27.543cm" svg:x="0.072cm" svg:y="0cm">
          <draw:image xlink:href="Pictures/100098730000547000006D3E12C417CE8E449AAA.svg" xlink:type="simple" xlink:show="embed" xlink:actuate="onLoad" loext:mime-type="image/svg+xml">
            <text:p/>
          </draw:image>
          <draw:image xlink:href="Pictures/100002010000026E000003249CA4A4E216389CB7.png" xlink:type="simple" xlink:show="embed" xlink:actuate="onLoad" loext:mime-type="image/png"/>
        </draw:frame>
      </draw:page>
      <draw:page draw:name="page2" draw:style-name="dp1" draw:master-page-name="Default">
        <draw:frame draw:style-name="gr1" draw:text-style-name="P1" draw:layer="layout" svg:width="21.668cm" svg:height="28.033cm" svg:x="0.3cm" svg:y="-0.093cm">
          <draw:image xlink:href="Pictures/1000986C0000547000006D3EF30AD1582D5B87CA.svg" xlink:type="simple" xlink:show="embed" xlink:actuate="onLoad" loext:mime-type="image/svg+xml">
            <text:p/>
          </draw:image>
          <draw:image xlink:href="Pictures/100002010000026E00000324F39F665F60CC0C6D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1T15:09:36.612790499</meta:creation-date>
    <dc:date>2019-08-11T15:39:00.939613489</dc:date>
    <meta:editing-duration>PT3M20S</meta:editing-duration>
    <meta:editing-cycles>2</meta:editing-cycles>
    <meta:generator>LibreOffice/6.2.5.2$Linux_X86_64 LibreOffice_project/20$Build-2</meta:generator>
    <meta:document-statistic meta:object-count="2"/>
  </office:meta>
</office:document-meta>
</file>